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>I</mi>
        <mo stretchy="false">=</mo>
        <msup>
          <mi>I</mi>
          <mrow>
            <mrow/>
            <mo stretchy="false">∗</mo>
            <mrow/>
          </mrow>
        </msup>
      </mrow>
      <mrow>
        <msup>
          <mi>e</mi>
          <mrow>
            <mrow>
              <mo stretchy="false">−</mo>
              <mi mathvariant="normal">κ</mi>
            </mrow>
            <mi mathvariant="normal">Δ</mi>
          </mrow>
        </msup>
        <mo stretchy="false">+</mo>
        <msub>
          <mi>I</mi>
          <mi>p</mi>
        </msub>
      </mrow>
      <mrow>
        <mo fence="true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 mathvariant="normal">κ</mi>
                </mrow>
                <mi mathvariant="normal">Δ</mi>
              </mrow>
            </msup>
          </mrow>
        </mrow>
        <mo fence="true" stretchy="false">)</mo>
      </mrow>
    </mrow>
    <annotation encoding="StarMath 5.0">I = I^{{}*{}} e^{-%kappa  %DELTA} + I_p (1 - e^{-%kappa %DELTA})</annotation>
  </semantics>
</math>
</file>